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2dd5" officeooo:paragraph-rsid="00062dd5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62dd5" officeooo:paragraph-rsid="00062dd5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62dd5" officeooo:paragraph-rsid="000741c6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741c6" officeooo:paragraph-rsid="000741c6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7d17d" officeooo:paragraph-rsid="0007d17d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8b8a9" officeooo:paragraph-rsid="0008b8a9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ae294" officeooo:paragraph-rsid="000ae294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0ae294" officeooo:paragraph-rsid="000ae294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0ca913" officeooo:paragraph-rsid="000ca913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0ca913" officeooo:paragraph-rsid="000ca913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0ce61f" officeooo:paragraph-rsid="000ce61f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0741c6" officeooo:paragraph-rsid="000741c6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rsid="000741c6" officeooo:paragraph-rsid="000741c6"/>
    </style:style>
    <style:style style:name="P14" style:family="paragraph" style:parent-style-name="Standard">
      <style:paragraph-properties fo:text-align="start" style:justify-single-word="false"/>
      <style:text-properties fo:language="ru" fo:country="RU" officeooo:rsid="0007d17d" officeooo:paragraph-rsid="0007d17d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08b8a9" officeooo:paragraph-rsid="0008b8a9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rsid="0008b8a9" officeooo:paragraph-rsid="0008b8a9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09e7b8" officeooo:paragraph-rsid="0009e7b8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rsid="000ae294" officeooo:paragraph-rsid="000ae294"/>
    </style:style>
    <style:style style:name="P19" style:family="paragraph" style:parent-style-name="Standard">
      <style:paragraph-properties fo:text-align="center" style:justify-single-word="false"/>
      <style:text-properties fo:language="ru" fo:country="RU" officeooo:rsid="000ae294" officeooo:paragraph-rsid="000ae294"/>
    </style:style>
    <style:style style:name="P20" style:family="paragraph" style:parent-style-name="Standard">
      <style:paragraph-properties fo:text-align="center" style:justify-single-word="false"/>
      <style:text-properties fo:language="ru" fo:country="RU" officeooo:rsid="000ca913" officeooo:paragraph-rsid="000ca913"/>
    </style:style>
    <style:style style:name="P21" style:family="paragraph" style:parent-style-name="Standard">
      <style:paragraph-properties fo:text-align="center" style:justify-single-word="false"/>
      <style:text-properties fo:language="ru" fo:country="RU" officeooo:rsid="000ce61f" officeooo:paragraph-rsid="000ce61f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rsid="000ce61f" officeooo:paragraph-rsid="000ce61f"/>
    </style:style>
    <style:style style:name="P23" style:family="paragraph" style:parent-style-name="Standard">
      <style:paragraph-properties fo:text-align="start" style:justify-single-word="false"/>
      <style:text-properties officeooo:rsid="000741c6" officeooo:paragraph-rsid="000741c6"/>
    </style:style>
    <style:style style:name="T1" style:family="text">
      <style:text-properties officeooo:rsid="000741c6"/>
    </style:style>
    <style:style style:name="T2" style:family="text">
      <style:text-properties fo:language="ru" fo:country="RU"/>
    </style:style>
    <style:style style:name="T3" style:family="text">
      <style:text-properties officeooo:rsid="000ae2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шение Задачи Второго класса</text:p>
      <text:p text:style-name="P23">Реверсит</text:p>
      <text:p text:style-name="P2">for(int I = 0, j = n – 1; I&lt;J; i++ j—) {</text:p>
      <text:p text:style-name="P2"><text:tab/>int temp = a[i];</text:p>
      <text:p text:style-name="P2"><text:tab/>a[i]=a[j];</text:p>
      <text:p text:style-name="P2"><text:tab/>a[j] = temp;</text:p>
      <text:p text:style-name="P2">}</text:p>
      <text:p text:style-name="P2"/>
      <text:p text:style-name="P2"/>
      <text:p text:style-name="P12">Попарно меняет местами</text:p>
      <text:p text:style-name="P3">for(int I = 0; I&lt;<text:span text:style-name="T1">n-1</text:span>; i+<text:span text:style-name="T1">=2</text:span>) {</text:p>
      <text:p text:style-name="P3"><text:tab/>int temp = a[i];</text:p>
      <text:p text:style-name="P3"><text:tab/>a[i]=a[<text:span text:style-name="T1">i+1</text:span>];</text:p>
      <text:p text:style-name="P3"><text:tab/>a[<text:span text:style-name="T1">i+1</text:span>] = temp;</text:p>
      <text:p text:style-name="P3">}</text:p>
      <text:p text:style-name="P3"/>
      <text:p text:style-name="P13">Задачи Третьего Класса.</text:p>
      <text:p text:style-name="P4">for(int I = 0; I &lt; n; i++)</text:p>
      <text:p text:style-name="P4"><text:tab/>c[i]=a[i]+b[i];</text:p>
      <text:p text:style-name="P4"/>
      <text:p text:style-name="P4">for(int I = 0; I &lt; n; I++)</text:p>
      <text:p text:style-name="P4"><text:tab/>cout &lt;&lt; c[i] &lt;&lt; “ “;</text:p>
      <text:p text:style-name="P4"/>
      <text:p text:style-name="P13">Задачи четвёртого класса.</text:p>
      <text:p text:style-name="P12"/>
      <text:p text:style-name="P4">Int k, I, nom, ok=0;</text:p>
      <text:p text:style-name="P4">cin &gt;&gt; k;</text:p>
      <text:p text:style-name="P4">for(int i=0; I &lt; n; i++) {</text:p>
      <text:p text:style-name="P4"><text:tab/>if(a[i]==k) {</text:p>
      <text:p text:style-name="P4"><text:tab/><text:tab/>ok=1;</text:p>
      <text:p text:style-name="P4"><text:tab/><text:tab/>nom=i;</text:p>
      <text:p text:style-name="P4"><text:tab/><text:tab/>break;</text:p>
      <text:p text:style-name="P4"><text:tab/>}</text:p>
      <text:p text:style-name="P4">}</text:p>
      <text:p text:style-name="P4"/>
      <text:p text:style-name="P4">if(ok==1)</text:p>
      <text:p text:style-name="P4"><text:tab/>cout &lt;&lt; <text:span text:style-name="T2">Порядковый номер « </text:span>nom;</text:p>
      <text:p text:style-name="P4">else</text:p>
      <text:p text:style-name="P4"><text:tab/>cout &lt;&lt; <text:span text:style-name="T2">Такого элемента нет!</text:span></text:p>
      <text:p text:style-name="P4"/>
      <text:p text:style-name="P14"/>
      <text:p text:style-name="P14"/>
      <text:p text:style-name="P5">Int min=1 // % 5 != 0</text:p>
      <text:p text:style-name="P5">for(int I = 0; I &lt; n; i++) </text:p>
      <text:p text:style-name="P5"><text:tab/>if(a[i]%5==0 &amp;&amp; (min == 1 || min &gt; a[i])))</text:p>
      <text:p text:style-name="P5"><text:tab/><text:tab/>min = a[i];</text:p>
      <text:p text:style-name="P5">if (min != 1)</text:p>
      <text:p text:style-name="P5"><text:tab/>min;</text:p>
      <text:p text:style-name="P5">else</text:p>
      <text:p text:style-name="P5"><text:tab/>no;</text:p>
      <text:p text:style-name="P5"/>
      <text:p text:style-name="P5"/>
      <text:p text:style-name="P15"><text:soft-page-break/>Двумерных массив</text:p>
      <text:p text:style-name="P15"/>
      <text:p text:style-name="P16">Многомерные массивы задаются указанием Каждого измерения в квадратных скобках.</text:p>
      <text:p text:style-name="P16">В общем виде описание двумерного массива выглядит так:</text:p>
      <text:p text:style-name="P16"/>
      <text:p text:style-name="P16"/>
      <text:p text:style-name="P6">int matr = [6][8];</text:p>
      <text:p text:style-name="P6"/>
      <text:p text:style-name="P6">int matr2[][2] = {</text:p>
      <text:p text:style-name="P6"><text:tab/>{2, 6},</text:p>
      <text:p text:style-name="P6"><text:tab/>{5, 1},</text:p>
      <text:p text:style-name="P6"><text:tab/>{9, 9}</text:p>
      <text:p text:style-name="P6">};</text:p>
      <text:p text:style-name="P6"/>
      <text:p text:style-name="P6">int marr3 [3][2] = {1, 1, 0, 2, 1, 0};</text:p>
      <text:p text:style-name="P6"/>
      <text:p text:style-name="P17">в памяти двумерный массив располагается в смежных ячейках памяти построчно.</text:p>
      <text:p text:style-name="P17"/>
      <text:p text:style-name="P17">При инициализации двумерного массива он представляется либо как массив массивов, при этом каждый массив заключается в фигурные скобки, либо, задаётся общий список элементов в том порядке, в котором, элементы будут распол<text:span text:style-name="T3">а</text:span>гаться в памяти.</text:p>
      <text:p text:style-name="P17"/>
      <text:p text:style-name="P18">В первом случае левую размерность можно не указывать.</text:p>
      <text:p text:style-name="P18"/>
      <text:p text:style-name="P19">Диагонали двумерных массивов.</text:p>
      <text:p text:style-name="P18"/>
      <text:p text:style-name="P18">ДИАГОНАЛИ СУЩЕСТВУЮТ ТОЛЬКО В КВАДРАТНЫХ МАТРИЦАХ.</text:p>
      <text:p text:style-name="P18">Если </text:p>
      <text:p text:style-name="P8">I == J =&gt; <text:span text:style-name="T2">На главной диагонали</text:span></text:p>
      <text:p text:style-name="P8">I &gt; J =&gt; <text:span text:style-name="T2">Ниже главной диагонали</text:span></text:p>
      <text:p text:style-name="P8">I &lt; J =&gt; <text:span text:style-name="T2">Выше главной диагонали.</text:span></text:p>
      <text:p text:style-name="P7"/>
      <text:p text:style-name="P20">Побочные диагонали(Это <text:s/>глав. диагональ в другую сторону)</text:p>
      <text:p text:style-name="P10">I == n – j – 1 =&gt; <text:span text:style-name="T2">На побочной диагонали</text:span></text:p>
      <text:p text:style-name="P10">I &gt; n – j – 1 =&gt; <text:span text:style-name="T2">Ниже побочной диагонали</text:span></text:p>
      <text:p text:style-name="P10">I &lt; n – j – 1 =&gt;<text:span text:style-name="T2"> Выше побочной диагонали.</text:span></text:p>
      <text:p text:style-name="P9"/>
      <text:p text:style-name="P9">// <text:span text:style-name="T2">Сумма диагонали</text:span></text:p>
      <text:p text:style-name="P9">for(int I = 0; I &lt; n; I++)</text:p>
      <text:p text:style-name="P9"><text:tab/>s += a[i][i];</text:p>
      <text:p text:style-name="P9"/>
      <text:p text:style-name="P21">Базовые алгоритмы обработки матриц.</text:p>
      <text:p text:style-name="P22">Базовыми алгоритмами обработки матриц являются алгоритмы, которые используются при обработке двумерных массивов. Однако реализацию этих алгоритмов можно <text:s/>условно рассматривать для двух типов задач. </text:p>
      <text:p text:style-name="P22"/>
      <text:p text:style-name="P22">Задачи первого типа реализуются при просмотре всех элементов матрицы. начальное задание параметров выполняется перед двойным циклом. В этом случае запись операторов цикла осуществляется последовательно, друг-за-другом и имеет вид</text:p>
      <text:p text:style-name="P22"/>
      <text:p text:style-name="P22"/>
      <text:p text:style-name="P22"/>
      <text:p text:style-name="P22"><text:soft-page-break/></text:p>
      <text:p text:style-name="P22">&lt;Начальная установка искомых параметров&gt;</text:p>
      <text:p text:style-name="P11">for(int I = 0; I &lt; n; I++)</text:p>
      <text:p text:style-name="P11"><text:tab/>for(int j = 0; j &lt; n; j++)</text:p>
      <text:p text:style-name="P11"><text:tab/><text:tab/>&lt;<text:span text:style-name="T2">Тело цикла</text:span>&gt;;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7T08:03:29.852000000</meta:creation-date>
    <meta:generator>LibreOffice/7.4.0.3$Windows_X86_64 LibreOffice_project/f85e47c08ddd19c015c0114a68350214f7066f5a</meta:generator>
    <dc:date>2022-10-17T09:17:54.089000000</dc:date>
    <meta:editing-duration>PT1H14M20S</meta:editing-duration>
    <meta:editing-cycles>8</meta:editing-cycles>
    <meta:document-statistic meta:table-count="0" meta:image-count="0" meta:object-count="0" meta:page-count="3" meta:paragraph-count="73" meta:word-count="395" meta:character-count="2246" meta:non-whitespace-character-count="1883"/>
  </office:meta>
</office:document-meta>
</file>